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mall_20_Arrow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dash" draw:stroke-dash="Fine_20_Dashed" svg:stroke-width="0.081cm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textarea-horizontal-align="justify" draw:textarea-vertical-align="middle" draw:auto-grow-height="false" fo:min-height="2.417cm" fo:min-width="5.977cm"/>
    </style:style>
    <style:style style:name="gr5" style:family="graphic" style:parent-style-name="standard">
      <style:graphic-properties draw:textarea-horizontal-align="justify" draw:textarea-vertical-align="middle" draw:auto-grow-height="false" fo:min-height="6.227cm" fo:min-width="2.0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2.29cm" fo:min-width="5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59cm" svg:stroke-color="#00cc00" draw:marker-start="Arrow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.145cm" svg:y1="9.763cm" svg:x2="18.145cm" svg:y2="23.86cm">
          <text:p/>
        </draw:line>
        <draw:line draw:style-name="gr2" draw:text-style-name="P1" xml:id="id1" draw:id="id1" draw:layer="layout" svg:x1="18.145cm" svg:y1="3.54cm" svg:x2="18.145cm" svg:y2="9.89cm">
          <text:p/>
        </draw:line>
        <draw:connector draw:style-name="gr3" draw:text-style-name="P2" draw:layer="layout" draw:line-skew="2.42cm" svg:x1="18.145cm" svg:y1="9.89cm" svg:x2="18.145cm" svg:y2="3.54cm" draw:start-shape="id1" draw:start-glue-point="2" draw:end-shape="id1" draw:end-glue-point="0" svg:d="M18145 9890h2921v-6350h-2921" svg:viewBox="0 0 2922 6351">
          <text:p/>
        </draw:connector>
        <draw:custom-shape draw:style-name="gr4" draw:text-style-name="P2" xml:id="id2" draw:id="id2" draw:layer="layout" svg:width="6.477cm" svg:height="2.667cm" svg:x="11.287cm" svg:y="3.667cm">
          <text:p text:style-name="P2">Main Server Process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2.54cm" svg:height="6.477cm" svg:x="13.319cm" svg:y="11.287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4.525cm" svg:y1="6.334cm" svg:x2="14.589cm" svg:y2="11.287cm" draw:start-shape="id2" draw:start-glue-point="2" draw:end-shape="id3" draw:end-glue-point="0" svg:d="M14525 6334l64 4953" svg:viewBox="0 0 65 4954">
          <text:p/>
        </draw:connector>
        <draw:custom-shape draw:style-name="gr7" draw:text-style-name="P3" xml:id="id4" draw:id="id4" draw:layer="layout" svg:width="5.826cm" svg:height="2.54cm" svg:x="3.937cm" svg:y="3.667cm">
          <text:p text:style-name="P2">Client Request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2.821cm" svg:height="1.195cm" svg:x="5.572cm" svg:y="7.806cm">
          <draw:text-box>
            <text:p><text:span text:style-name="T1">switch(pid_t new_fork = fork())</text:span></text:p>
          </draw:text-box>
        </draw:frame>
        <draw:connector draw:style-name="gr6" draw:text-style-name="P1" draw:layer="layout" draw:type="line" svg:x1="9.763cm" svg:y1="4.937cm" svg:x2="11.287cm" svg:y2="5cm" draw:start-shape="id4" draw:start-glue-point="1" draw:end-shape="id2" draw:end-glue-point="3" svg:d="M9763 4937l1524 63" svg:viewBox="0 0 1525 64">
          <text:p/>
        </draw:connector>
        <draw:connector draw:style-name="gr9" draw:text-style-name="P1" draw:layer="layout" draw:type="line" svg:x1="13.319cm" svg:y1="14.525cm" svg:x2="6.85cm" svg:y2="6.207cm" draw:start-shape="id3" draw:start-glue-point="3" draw:end-shape="id4" draw:end-glue-point="2" svg:d="M13319 14525l-6469-8318" svg:viewBox="0 0 6470 8319">
          <text:p/>
        </draw:connector>
        <draw:frame draw:style-name="gr10" draw:text-style-name="P5" draw:layer="layout" svg:width="0.98cm" svg:height="1.216cm" svg:x="10.144cm" svg:y="3.667cm">
          <draw:text-box>
            <text:p>1</text:p>
          </draw:text-box>
        </draw:frame>
        <draw:frame draw:style-name="gr8" draw:text-style-name="P5" draw:layer="layout" svg:width="0.853cm" svg:height="0.962cm" svg:x="14.843cm" svg:y="9.382cm">
          <draw:text-box>
            <text:p>2</text:p>
          </draw:text-box>
        </draw:frame>
        <draw:frame draw:style-name="gr8" draw:text-style-name="P5" draw:layer="layout" svg:width="0.853cm" svg:height="0.962cm" svg:x="9.001cm" svg:y="10.144cm">
          <draw:text-box>
            <text:p>3</text:p>
          </draw:text-box>
        </draw:frame>
        <draw:frame draw:style-name="gr11" draw:text-style-name="P5" draw:layer="layout" svg:width="0.502cm" svg:height="0.962cm" svg:x="10.017cm" svg:y="14.97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20:16:59.821235818</meta:creation-date>
    <dc:date>2016-04-22T20:34:58.402731293</dc:date>
    <meta:editing-duration>PT17M57S</meta:editing-duration>
    <meta:editing-cycles>2</meta:editing-cycles>
    <meta:generator>LibreOffice/5.1.2.2$Linux_X86_64 LibreOffice_project/10m0$Build-2</meta:generator>
    <meta:document-statistic meta:object-count="14"/>
  </office:meta>
</office:document-meta>
</file>